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swiss"/>
    <style:font-face style:name="Liberation Sans1" svg:font-family="'Liberation Sans'" style:font-family-generic="swiss"/>
    <style:font-face style:name="Liberation Serif" svg:font-family="'Liberation Serif'" style:font-family-generic="swiss"/>
    <style:font-face style:name="OpenSymbol" svg:font-family="OpenSymbol, 'Arial Unicode MS'" style:font-family-generic="swiss"/>
    <style:font-face style:name="TheSansOffice" svg:font-family="TheSansOffice" style:font-family-generic="swiss"/>
    <style:font-face style:name="Liberation Sans" svg:font-family="'Liberation Sans'" style:font-family-generic="swiss" style:font-pitch="variable"/>
    <style:font-face style:name="FreeSans1" svg:font-family="Free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2262d" officeooo:paragraph-rsid="0002262d"/>
    </style:style>
    <style:style style:name="P2" style:family="paragraph" style:parent-style-name="Text_20_body">
      <style:text-properties officeooo:rsid="0007b85f" officeooo:paragraph-rsid="0007b85f"/>
    </style:style>
    <style:style style:name="P3" style:family="paragraph" style:parent-style-name="Text_20_body">
      <style:text-properties officeooo:rsid="0011a2b4" officeooo:paragraph-rsid="0011a2b4"/>
    </style:style>
    <style:style style:name="P4" style:family="paragraph" style:parent-style-name="Text_20_body">
      <style:text-properties officeooo:rsid="0011a2b4" officeooo:paragraph-rsid="001428eb"/>
    </style:style>
    <style:style style:name="P5" style:family="paragraph" style:parent-style-name="Standard">
      <style:text-properties officeooo:rsid="00125ef2" officeooo:paragraph-rsid="001428eb"/>
    </style:style>
    <style:style style:name="P6" style:family="paragraph" style:parent-style-name="Heading_20_2">
      <style:text-properties officeooo:rsid="0002262d"/>
    </style:style>
    <style:style style:name="P7" style:family="paragraph" style:parent-style-name="Heading_20_2">
      <style:paragraph-properties fo:break-before="page"/>
    </style:style>
    <style:style style:name="P8" style:family="paragraph" style:parent-style-name="Text_20_body" style:list-style-name="L2">
      <style:text-properties officeooo:rsid="0005becd" officeooo:paragraph-rsid="00166871"/>
    </style:style>
    <style:style style:name="P9" style:family="paragraph" style:parent-style-name="Text_20_body" style:list-style-name="L3">
      <style:text-properties officeooo:paragraph-rsid="001de7e5"/>
    </style:style>
    <style:style style:name="P10" style:family="paragraph" style:parent-style-name="Text_20_body" style:list-style-name="L4">
      <style:text-properties officeooo:rsid="0002262d" officeooo:paragraph-rsid="0017d2c1"/>
    </style:style>
    <style:style style:name="P11" style:family="paragraph" style:parent-style-name="Text_20_body" style:list-style-name="L5"/>
    <style:style style:name="P12" style:family="paragraph" style:parent-style-name="Text_20_body" style:list-style-name="L4">
      <style:text-properties officeooo:rsid="0017d2c1" officeooo:paragraph-rsid="0017d2c1"/>
    </style:style>
    <style:style style:name="P13" style:family="paragraph" style:parent-style-name="Text_20_body">
      <style:text-properties officeooo:rsid="0007b85f" officeooo:paragraph-rsid="0007b85f"/>
    </style:style>
    <style:style style:name="P14" style:family="paragraph" style:parent-style-name="Text_20_body" style:list-style-name="L1">
      <style:text-properties officeooo:rsid="0019b3a8" officeooo:paragraph-rsid="0019b3a8"/>
    </style:style>
    <style:style style:name="P15" style:family="paragraph" style:parent-style-name="Text_20_body" style:list-style-name="L1">
      <style:text-properties officeooo:rsid="001af97b" officeooo:paragraph-rsid="001af97b"/>
    </style:style>
    <style:style style:name="P16" style:family="paragraph" style:parent-style-name="Text_20_body" style:list-style-name="L2">
      <style:text-properties officeooo:rsid="001af97b" officeooo:paragraph-rsid="001af97b"/>
    </style:style>
    <style:style style:name="P17" style:family="paragraph" style:parent-style-name="Text_20_body" style:list-style-name="L1">
      <style:text-properties officeooo:rsid="001c5d7e" officeooo:paragraph-rsid="001c5d7e"/>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officeooo:rsid="00166871" style:font-size-asian="8pt" style:font-size-complex="8pt"/>
    </style:style>
    <style:style style:name="T2" style:family="text">
      <style:text-properties fo:font-size="8pt" officeooo:rsid="0002262d" style:font-size-asian="8pt" style:font-size-complex="8pt"/>
    </style:style>
    <style:style style:name="T3" style:family="text">
      <style:text-properties fo:font-size="8pt" officeooo:rsid="00032eb0" style:font-size-asian="8pt" style:font-size-complex="8pt"/>
    </style:style>
    <style:style style:name="T4" style:family="text">
      <style:text-properties fo:font-size="8pt" officeooo:rsid="001de7e5" style:font-size-asian="8pt" style:font-size-complex="8pt"/>
    </style:style>
    <style:style style:name="T5" style:family="text">
      <style:text-properties officeooo:rsid="00058faf"/>
    </style:style>
    <style:style style:name="T6" style:family="text">
      <style:text-properties officeooo:rsid="0011a2b4"/>
    </style:style>
    <style:style style:name="T7" style:family="text">
      <style:text-properties officeooo:rsid="00125ef2"/>
    </style:style>
    <style:style style:name="T8" style:family="text">
      <style:text-properties officeooo:rsid="00166871"/>
    </style:style>
    <style:style style:name="T9" style:family="text">
      <style:text-properties officeooo:rsid="0002262d"/>
    </style:style>
    <style:style style:name="T10" style:family="text">
      <style:text-properties officeooo:rsid="00032eb0"/>
    </style:style>
    <style:style style:name="T11" style:family="text">
      <style:text-properties officeooo:rsid="0017d2c1"/>
    </style:style>
    <style:style style:name="T12" style:family="text">
      <style:text-properties officeooo:rsid="0019b3a8"/>
    </style:style>
    <style:style style:name="T13" style:family="text">
      <style:text-properties officeooo:rsid="001cc62f"/>
    </style:style>
    <style:style style:name="T14" style:family="text">
      <style:text-properties officeooo:rsid="001de7e5"/>
    </style:style>
    <style:style style:name="T15" style:family="text">
      <style:text-properties fo:font-variant="normal" fo:text-transform="none" style:use-window-font-color="true" style:text-outline="false" style:text-line-through-style="none" style:text-line-through-type="none" style:text-position="0% 100%" style:font-name="TheSansOffice"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text:user-defined style:data-style-name="N0" text:name="Modul_Name">snapper</text:user-defined>“ [<text:user-defined style:data-style-name="N0" text:name="Modul_Area">SSA</text:user-defined> <text:user-defined style:data-style-name="N0" text:name="Modul_ID">1006</text:user-defined>]</text:h>
      <text:h text:style-name="Heading_20_2" text:outline-level="2">Modul Kurzbeschreibung</text:h>
      <text:p text:style-name="P2">Dieses Modul <text:span text:style-name="T12">erläutert die Möglichkeiten und Einschränkungen von Snapper. Mit Snapper können Snapshots erstellt und verwaltet werden. Zudem bietet das Tool Möglichkeiten, um Unterschiede zwischen Snapshots anzuzeigen und gezielte Änderungen rückgängig zu machen. Auch System Rollbacks (z.B. nach Updates) können mit von Snapper erstellten Snapshots durchgeführt werden.</text:span></text:p>
      <text:h text:style-name="Heading_20_2" text:outline-level="2">Dauer</text:h>
      <text:p text:style-name="P2"><text:span text:style-name="T8">3</text:span>h</text:p>
      <text:h text:style-name="Heading_20_2" text:outline-level="2">Ziele</text:h>
      <text:p text:style-name="Heading_20_3">Wissen</text:p>
      <text:list xml:id="list3740076574750829722" text:style-name="L1">
        <text:list-item>
          <text:p text:style-name="P14">Snapper-Funktionen und Einschränkungen</text:p>
        </text:list-item>
        <text:list-item>
          <text:p text:style-name="P14">Integration in SLE – Trigger für YAST und zypper</text:p>
        </text:list-item>
        <text:list-item>
          <text:p text:style-name="P14">Erweiterte Möglichkeiten wie Snapshot-Diffs oder Rollbacks</text:p>
        </text:list-item>
      </text:list>
      <text:p text:style-name="Heading_20_3">Können</text:p>
      <text:list xml:id="list183026083433225" text:continue-numbering="true" text:style-name="L1">
        <text:list-item>
          <text:p text:style-name="P15">Snapshots verwalten</text:p>
        </text:list-item>
        <text:list-item>
          <text:p text:style-name="P15">Diffs zwischen Snapshots anzeigen</text:p>
        </text:list-item>
        <text:list-item>
          <text:p text:style-name="P15">Änderungen rückgängig machen (selektiv oder alle)</text:p>
        </text:list-item>
        <text:list-item>
          <text:p text:style-name="P15">System Rollback durchführen</text:p>
        </text:list-item>
      </text:list>
      <text:p text:style-name="Heading_20_3">Verhalten</text:p>
      <text:list xml:id="list183025834448869" text:continue-numbering="true" text:style-name="L1">
        <text:list-item>
          <text:p text:style-name="P15">Probleme nach Updates mit Snapper lösen</text:p>
        </text:list-item>
        <text:list-item>
          <text:p text:style-name="P15">Fehlverhalten durch Analyse der Diffs einschränken</text:p>
        </text:list-item>
        <text:list-item>
          <text:p text:style-name="P17">Bei System-Störungen ggf. auf einen Snapshot zurcük greifen, statt ein komplettes Backup einspielen <text:span text:style-name="T13">(Zeitersparnis!)</text:span></text:p>
        </text:list-item>
      </text:list>
      <text:h text:style-name="Heading_20_2" text:outline-level="2">Voraussetzungen</text:h>
      <text:list xml:id="list2348308726014060240" text:style-name="L2">
        <text:list-item>
          <text:p text:style-name="P16">Modul „btrfs“ [SSA 1003]</text:p>
        </text:list-item>
        <text:list-item>
          <text:p text:style-name="P8">Bash Bedienung</text:p>
        </text:list-item>
      </text:list>
      <text:h text:style-name="P7" text:outline-level="2">Benutzte Dokumentation</text:h>
      <text:p text:style-name="Heading_20_3">Externe Referenzen</text:p>
      <text:list xml:id="list6451781969058866516" text:style-name="L5">
        <text:list-item>
          <text:p text:style-name="P11">Handbuch „Administration Guide - SUSE Linux Enterprise Server 12 SP1“<text:line-break/><text:span text:style-name="T10">DE: Veröffentlicht: Dezember 16, 2015 – Kapitel </text:span><text:span text:style-name="T10"><office:annotation office:name="__Annotation__297_1137167183">
        <dc:creator>Nicolas Christener</dc:creator>
        <dc:date>2016-08-22T18:16:47.482327435</dc:date>
        <loext:sender-initials>NC</loext:sender-initials>
        <text:p text:style-name="P18"><text:span text:style-name="T15">ToDo, Server aktuell nicht erreichbar</text:span></text:p>
       </office:annotation></text:span><text:span text:style-name="T10">x</text:span><office:annotation-end office:name="__Annotation__297_1137167183"/><text:span text:style-name="T10"><text:line-break/></text:span><text:a xlink:type="simple" xlink:href="https://www2.suse.com/de-de/documentation/sles-12/pdfdoc/book_sle_admin/book_sle_admin.pdf" text:style-name="Internet_20_link" text:visited-style-name="Visited_20_Internet_20_Link"><text:span text:style-name="T3">https://www2.suse.com/de-de/documentation/sles-12/pdfdoc/book_sle_admin/book_sle_admin.pdf</text:span></text:a></text:p>
        </text:list-item>
        <text:list-item>
          <text:p text:style-name="P11"><text:span text:style-name="T9">Handbuch „Administration Guide - SUSE Linux Enterprise Server 12 SP1“<text:line-break/>EN: Publication date: February 18, 2016 – Kapitel 3<text:line-break/></text:span><text:a xlink:type="simple" xlink:href="https://www.suse.com/documentation/sles-12/pdfdoc/book_sle_admin/book_sle_admin.pdf" text:style-name="Internet_20_link" text:visited-style-name="Visited_20_Internet_20_Link"><text:span text:style-name="T2">https://www.suse.com/documentation/sles-12/pdfdoc/book_sle_admin/book_sle_admin.pdf</text:span></text:a></text:p>
        </text:list-item>
      </text:list>
      <text:list xml:id="list4340859100266711311" text:style-name="L3">
        <text:list-item>
          <text:p text:style-name="P9"><text:span text:style-name="T14">Snapper Webseite<text:line-break/></text:span><text:a xlink:type="simple" xlink:href="http://snapper.io/" text:style-name="Internet_20_link" text:visited-style-name="Visited_20_Internet_20_Link"><text:span text:style-name="T4">http://snapper.io</text:span></text:a></text:p>
        </text:list-item>
      </text:list>
      <text:p text:style-name="P1">Man Pages:</text:p>
      <text:list xml:id="list2084014578306486006" text:style-name="L4">
        <text:list-item>
          <text:p text:style-name="P10"><text:span text:style-name="T11">man 8 snapper</text:span></text:p>
        </text:list-item>
        <text:list-item>
          <text:p text:style-name="P12">man 5 snapper-configs</text:p>
        </text:list-item>
      </text:list>
      <text:h text:style-name="P6" text:outline-level="2">Präsentation</text:h>
      <text:p text:style-name="P3">modul_<text:user-defined style:data-style-name="N0" text:name="Modul_Name">snapper</text:user-defined>_<text:user-defined style:data-style-name="N0" text:name="Modul_ID">1006</text:user-defined>_<text:span text:style-name="T7">01_slides</text:span>.odp</text:p>
      <text:h text:style-name="Heading_20_2" text:outline-level="2">Demo</text:h>
      <text:p text:style-name="P4">modul_<text:user-defined style:data-style-name="N0" text:name="Modul_Name">snapper</text:user-defined>_<text:user-defined style:data-style-name="N0" text:name="Modul_ID">1006</text:user-defined>_<text:span text:style-name="T7">02_</text:span>demo.odp</text:p>
      <text:h text:style-name="Heading_20_2" text:outline-level="2">Übung / <text:span text:style-name="T5">Hands-on</text:span></text:h>
      <text:p text:style-name="P4">modul_<text:user-defined style:data-style-name="N0" text:name="Modul_Name">snapper</text:user-defined>_<text:user-defined style:data-style-name="N0" text:name="Modul_ID">1006</text:user-defined>_<text:span text:style-name="T7">03_</text:span>handson.odp</text:p>
      <text:h text:style-name="Heading_20_2" text:outline-level="2">Erfolgskontrolle</text:h>
      <text:p text:style-name="P5"><text:span text:style-name="T6">modul_</text:span><text:span text:style-name="T6"><text:user-defined style:data-style-name="N0" text:name="Modul_Name">snapper</text:user-defined></text:span><text:span text:style-name="T6">_</text:span><text:span text:style-name="T6"><text:user-defined style:data-style-name="N0" text:name="Modul_ID">1006</text:user-defined></text:span><text:span text:style-name="T6">_</text:span>04_check.od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 svg:font-family="FreeSans" style:font-family-generic="swiss"/>
    <style:font-face style:name="Liberation Sans1" svg:font-family="'Liberation Sans'" style:font-family-generic="swiss"/>
    <style:font-face style:name="Liberation Serif" svg:font-family="'Liberation Serif'" style:font-family-generic="swiss"/>
    <style:font-face style:name="OpenSymbol" svg:font-family="OpenSymbol, 'Arial Unicode MS'" style:font-family-generic="swiss"/>
    <style:font-face style:name="TheSansOffice" svg:font-family="TheSansOffice" style:font-family-generic="swiss"/>
    <style:font-face style:name="Liberation Sans" svg:font-family="'Liberation Sans'" style:font-family-generic="swiss" style:font-pitch="variable"/>
    <style:font-face style:name="FreeSans1" svg:font-family="Free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eSansOffice" fo:font-size="12pt" fo:language="de" fo:country="CH"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heSansOffice" fo:font-size="12pt" fo:language="de" fo:country="CH"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2262d"/>
    </style:style>
    <style:style style:name="List" style:family="paragraph" style:parent-style-name="Text_20_body" style:class="list">
      <style:text-properties style:font-name="TheSansOffice" fo:font-family="TheSansOffice"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heSansOffice" fo:font-family="TheSansOffice"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heSansOffice" fo:font-family="TheSansOffice"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swiss"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swiss"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swiss"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hristener</meta:initial-creator>
    <meta:creation-date>2016-07-21T10:56:29.508757770</meta:creation-date>
    <dc:date>2016-08-22T18:30:24.217916128</dc:date>
    <dc:creator>Nicolas Christener</dc:creator>
    <meta:editing-duration>P1DT6H17M47S</meta:editing-duration>
    <meta:editing-cycles>30</meta:editing-cycles>
    <meta:generator>LibreOffice/5.2.0.4$Linux_X86_64 LibreOffice_project/20m0$Build-4</meta:generator>
    <meta:document-statistic meta:table-count="0" meta:image-count="0" meta:object-count="0" meta:page-count="2" meta:paragraph-count="38" meta:word-count="203" meta:character-count="1705" meta:non-whitespace-character-count="1554"/>
    <meta:user-defined meta:name="Modul_Area">SSA</meta:user-defined>
    <meta:user-defined meta:name="Modul_ID">1006</meta:user-defined>
    <meta:user-defined meta:name="Modul_Name">snapper</meta:user-defined>
  </office:meta>
</office:document-meta>
</file>